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paragraph-rsid="0009587c"/>
    </style:style>
    <style:style style:name="P2" style:family="paragraph" style:parent-style-name="Standard">
      <style:text-properties fo:font-size="14pt" officeooo:rsid="000a8b56" officeooo:paragraph-rsid="000a8b56" style:font-size-asian="14pt" style:font-size-complex="14pt"/>
    </style:style>
    <style:style style:name="P3"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0a8b56" officeooo:paragraph-rsid="000a8b56"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0aedf7" officeooo:paragraph-rsid="000aedf7" style:text-blinking="false" fo:background-color="transparent"/>
    </style:style>
    <style:style style:name="P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0e0466" officeooo:paragraph-rsid="000e0466"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0ffeb6" officeooo:paragraph-rsid="000ffeb6" style:text-blinking="false" fo:background-color="transparent"/>
    </style:style>
    <style:style style:name="P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57a02" officeooo:paragraph-rsid="00157a02" style:text-blinking="false" fo:background-color="transparent"/>
    </style:style>
    <style:style style:name="P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57a02" officeooo:paragraph-rsid="001735df" style:text-blinking="false" fo:background-color="transparent"/>
    </style:style>
    <style:style style:name="P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ac903" officeooo:paragraph-rsid="001ac903"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ef2a1" officeooo:paragraph-rsid="001ef2a1" style:text-blinking="false" fo:background-color="transparent"/>
    </style:style>
    <style:style style:name="P11"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text-properties fo:font-size="12pt" officeooo:rsid="000aedf7" officeooo:paragraph-rsid="000cbdbb"/>
    </style:style>
    <style:style style:name="P13"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0c2cfe" officeooo:paragraph-rsid="000cbdbb"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735df" officeooo:paragraph-rsid="001735df" style:text-blinking="false" fo:background-color="transparent"/>
    </style:style>
    <style:style style:name="P16" style:family="paragraph" style:parent-style-name="Text_20_body" style:list-style-name="L1">
      <style:paragraph-properties fo:margin-top="0cm" fo:margin-bottom="0cm"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officeooo:rsid="0009587c"/>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0c2cf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22a3a7" style:text-blinking="false" fo:background-color="transparent" loext:char-shading-value="0"/>
    </style:style>
    <style:style style:name="T6" style:family="text">
      <style:text-properties fo:font-variant="normal" fo:text-transform="none" fo:color="#4b4b4b" style:text-line-through-style="none" style:text-line-through-type="none" style:font-name="Arial" fo:font-size="12pt" fo:font-style="normal" style:text-underline-style="none" fo:font-weight="normal" style:text-blinking="false" fo:background-color="#ffffff" loext:char-shading-value="0"/>
    </style:style>
    <style:style style:name="T7" style:family="text">
      <style:text-properties fo:font-variant="normal" fo:text-transform="none" fo:color="#4b4b4b" style:text-line-through-style="none" style:text-line-through-type="none" style:text-underline-style="none" style:text-blinking="false" fo:background-color="#ffffff" loext:char-shading-value="0"/>
    </style:style>
    <style:style style:name="T8" style:family="text">
      <style:text-properties officeooo:rsid="0010c350"/>
    </style:style>
    <style:style style:name="T9" style:family="text">
      <style:text-properties officeooo:rsid="00128fd0"/>
    </style:style>
    <style:style style:name="T10" style:family="text">
      <style:text-properties officeooo:rsid="0015ea79"/>
    </style:style>
    <style:style style:name="T11" style:family="text">
      <style:text-properties officeooo:rsid="001b4b5e"/>
    </style:style>
    <style:style style:name="T12" style:family="text">
      <style:text-properties officeooo:rsid="001fc28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jurriaanpersyn.com/archives/2006/04/10/designing-autism-friendly-websites-principles-and-guidelines/" text:style-name="Internet_20_link" text:visited-style-name="Visited_20_Internet_20_Link"><text:span text:style-name="T1">http://www.jurriaanpersyn.com/archives/2006/04/10/designing-autism-friendly-websites-principles-and-guidelines/</text:span></text:a></text:p>
      <text:p text:style-name="P1"/>
      <text:p text:style-name="P2">Accessibility</text:p>
      <text:p text:style-name="P2"/>
      <text:p text:style-name="P12"><text:span text:style-name="T3">The goal of accessibility is to ensure that websites can communicate effectively regardless of who the user is. Whilst it is typically focused on users with disabilities, accessibility increases usability for all people (W3</text:span><text:span text:style-name="T5">Ca</text:span><text:span text:style-name="T3">, 2014). In an effort to ensure that the Web remains accessible, the World Wide Web Consortium (W3C) has developed a set of </text:span><text:span text:style-name="T4">universal </text:span><text:span text:style-name="T3">standard</text:span><text:span text:style-name="T4">s</text:span><text:span text:style-name="T3"> called the </text:span><text:span text:style-name="T4">Web Content Accessibility Guidelines (</text:span><text:span text:style-name="T3">WCAG</text:span><text:span text:style-name="T4">) (W3</text:span><text:span text:style-name="T5">Cb</text:span><text:span text:style-name="T4">, 2014). As outlined by the W3C, the WCAG is a technical standard focused on four key principles: </text:span></text:p>
      <text:p text:style-name="P14">-<text:tab/>Perceivable: Content must be presented in a way that is perceivable to a <text:tab/>users senses.</text:p>
      <text:p text:style-name="P14">-<text:tab/>Operable: Navigation and user interface components must be operable.</text:p>
      <text:p text:style-name="P14">-<text:tab/>Understandable: Information and the operation of the user interface must <text:tab/>be understandable to the user.</text:p>
      <text:p text:style-name="P14">-<text:tab/>Robust: Content must be accessible via a wide range of technologies and <text:tab/>must remain accessible as technology advances.</text:p>
      <text:p text:style-name="P5">Adherence to these principles is necessary to provide an accessible website for all users.</text:p>
      <text:p text:style-name="P6">In an attempt to <text:span text:style-name="T8">evaluate</text:span> the AAFS's website accessibility criteria, eight questions <text:s/>were chosen from our primary research. The questions focused on aspects of the website that related to accessibility <text:span text:style-name="T9">and the WCAG principles. Additionally, AChecker, an online accessibility checker, was used to evaluate the AAFS website to identify portions of the website which do not match the WCAG standards (AChecker, 2014). After evaluating the AAFS website with AChecker, 51 known problems were found to be present on the website, suggesting the need for improvement.</text:span></text:p>
      <text:p text:style-name="P6"/>
      <text:p text:style-name="P7">Perceivable</text:p>
      <text:p text:style-name="P8">The purpose of this principle is to ensure that content on a website is perceivable to people with and without disabilities. As our survey did not expressly target users with known disabilities, our primary data can not provide an adequate measure of this principle, but that does not mean that improvements cannot be made. <text:span text:style-name="T10">AChecker identified numerous areas of the website which did not meet the specifications laid out in the WCAG</text:span> <text:span text:style-name="T10">relating to this principle. Of the 51 known </text:span><text:soft-page-break/><text:span text:style-name="T10">problems on the website, 49 were problems associated with the perceivable principle. Images were found to be missing alternative text which is necessary for assistive technologies to properly function. Deprecated uses of the bold (&lt;b&gt;) and italic (&lt;i&gt;) elements were used rather than the proper use of the strong (&lt;strong&gt;) and emphasis (&lt;em&gt;) elements. The font element (&lt;font&gt;) was used to define font face and colour instead of implementing CSS which is the HTML5 standard. By making these small adjustments, the AAFS website will be one step closer to achieving proper accessibility.</text:span></text:p>
      <text:p text:style-name="P8"/>
      <text:p text:style-name="P15">Operable</text:p>
      <text:p text:style-name="P15">The operable principle considers the functional operations necessary to navigate and interact with the user interface of the website. Four questions from our usability survey, Q2.2, Q2.5, Q2.7, and Q6.0, pertain to this principle. The first question looked at the layout of the website and asked whether or not the participants found it user friendly. A rating of 53.2% was collected, suggesting the majority felt that the interface was user friendly and thus operable, however room for improvement could be made. The next two questions looked at how accessible certain pages of the website were to the participants. The ratings were respectively, 64.3% and 69.6%, suggesting that the pages were accessible by the majority of participants. The last question relating to this principle asked participants what they felt about the navigation bar's links and whether they were structured effectively. This was rated by the participants with a rating of 42.9%, suggesting that the navigation bar is far too cluttered making it hard to find the relevant information. Reducing the number of links in the navigation bar would aide in promoting a more operable user interface.</text:p>
      <text:p text:style-name="P8"/>
      <text:p text:style-name="P9">Understandable</text:p>
      <text:p text:style-name="P9">The understandable principle focuses on ensuring that text is readable and understandable, as well as looking at predictability and error avoidance. <text:span text:style-name="T11">Our survey consisted of four questions relating to the understandable principle: Q2.3, Q3.3, <text:s/>Q3.4, and Q4.0. Participants responded with ratings respectively of 53.6%, 51.8%, 53.6%, and 50%. These questions looked at the comprehensibility of the page layout, the employed font face and sizing as well as the readability of the AAFS's mission statement. Considering the responses were of little consensus it can be expected that improvements could be made to enhance the clarity and readability of the website. Additionally, AChecker found two problems relating to this principle that did not meet the WCAG standards (AChecker, 2014). The two problems were both failing to include language identifiers in the webpage headers </text:span><text:soft-page-break/><text:span text:style-name="T11">which is necessary to ensure proper character sets are loaded with the webpage as well as being necessary for assistive technologies. By adding in the language identifiers and restructuring some of the text formatting, the AAFS website will be one step closer to being an accessible website.</text:span></text:p>
      <text:p text:style-name="P9"/>
      <text:p text:style-name="P10">Robust:</text:p>
      <text:p text:style-name="P10">The robust principle is there to ensure that compatability with current and future technology is maximized. <text:span text:style-name="T12">Unfortunately, this metric is not easily evaluated as it pertains to multiple technologies, some of which do not yet exist. Therefore, no findings could be collected from our primary research to properly determine the effectiveness of the AAFS website in response to this principle. Additionally, AChecker did not identify any particular issues associated with this principle suggesting that the AAFS is adequate in this focus.</text:span></text:p>
      <text:p text:style-name="P4"/>
      <text:p text:style-name="P4"/>
      <text:p text:style-name="P3"><text:bookmark text:name="docs-internal-guid-89abc35d-1c5d-89df-27b0-e652f3c421b2"/>W3C (2005), states that “it is essential that the Web be accessible in order to provide equal access and equal opportunity to people with disabilities.” As the AAFS Calgary website is dedicated to members of the autism and Asperger’s community, it is important that information on their website is accessible for those with special needs on the autism spectrum. One aspect of accessibility is readability. Our participants, 6 (42%) out of 14 participants, felt that the font used on the AAFS Calgary website was adequate and appropriate for users who are on the autism spectrum. Comic Sans (fig. 1) and Arial (fig.2) were two of the fonts that are used on the front page of the AAFS website and because our survey results indicate the choice of font used favorable, we believe it is not a major area of concern.</text:p>
      <text:p text:style-name="P11"/>
      <text:p text:style-name="P13">Links are an important aspect that aid users in moving around on the website and therefore should be easy to find and are easily accessible. Broken links can be detrimental to ensuring easily accessible information from being available. Several areas were found to need work when it came to links, these included:</text:p>
      <text:list xml:id="list6598670232208129629" text:style-name="L1">
        <text:list-item>
          <text:p text:style-name="P16">10 of 14 participants (71.42%) found that AAFS contact information is easy to find however, agreed that the blog link in the ‘contact us’ drop-down should be removed or placed elsewhere as it takes away from the actual contact information page. The placement of the blog under contact information is misleading as some users were directed to the blog and could not find the contact info as they did not realize they had to click on ‘contact <text:soft-page-break/>us’ versus hover over it.</text:p>
        </text:list-item>
        <text:list-item>
          <text:p text:style-name="P16">According to Webpage Mistakes (2013), linking out is beneficial because it provides users with valuable and relevant resources. WIth this information in mind, the “links” provided by AAFS Calgary are helpful, however the link itself could be renamed to “affiliated links” to more efficiently direct users.The current use of “links” (fig. 4) sounds more directed to AAFS Calgary links rather than how it is currently referring to affiliated groups.</text:p>
        </text:list-item>
      </text:list>
      <text:p text:style-name="P13"/>
      <text:p text:style-name="Text_20_body"><text:span text:style-name="T2">Accessibility to the contact page is a major component to any business or organizations web page. However, the AAFS contact page is broken when users attempt to get to it via the frequently asked questions (FAQ) page. The FAQ page tells users that if they cannot find the answer to their question, to please contact them, however the link used there leads to a 404 error message (fig. 5). According to Stamoulis (2013), </text:span><text:span text:style-name="T7">“</text:span><text:span text:style-name="T6">broken links, whether internal or outbound, can hurt the usability of a website” and that 404 error pages lead to a poor user experience. Because accessible contact information is extremely important and also detrimental to website credibility, this is an area of utmost conc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CA"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CA"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3:14:53.018935837</meta:creation-date>
    <dc:date>2014-12-06T22:43:00.734211647</dc:date>
    <meta:editing-duration>PT1H27M16S</meta:editing-duration>
    <meta:editing-cycles>14</meta:editing-cycles>
    <meta:generator>LibreOffice/4.3.4.1$Linux_X86_64 LibreOffice_project/430m0$Build-1</meta:generator>
    <meta:document-statistic meta:table-count="0" meta:image-count="0" meta:object-count="0" meta:page-count="4" meta:paragraph-count="22" meta:word-count="1327" meta:character-count="8397" meta:non-whitespace-character-count="7088"/>
  </office:meta>
</office:document-meta>
</file>